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F00000212FCFD01F2.png" manifest:media-type="image/png"/>
  <manifest:file-entry manifest:full-path="Pictures/1003100F0000C68A00006FB98484CD4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16eea5" officeooo:paragraph-rsid="0016eea5" style:font-size-asian="20pt" style:font-size-complex="20pt"/>
    </style:style>
    <style:style style:name="P2" style:family="paragraph" style:parent-style-name="Standard">
      <style:text-properties style:font-name="Arial" fo:font-size="20pt" officeooo:rsid="0016eea5" officeooo:paragraph-rsid="0016eea5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1201in, 4in, 1.1201in, 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4646in" svg:height="4.8646in" draw:z-index="0"><draw:image xlink:href="Pictures/1003100F0000C68A00006FB98484CD4A.svg" xlink:type="simple" xlink:show="embed" xlink:actuate="onLoad" draw:mime-type="image/svg+xml"/><draw:image xlink:href="Pictures/10000001000003AF00000212FCFD01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all for assistance: ______________________</text:p>
      <text:p text:style-name="P1"/>
      <text:p text:style-name="P1"/>
      <text:p text:style-name="P1"/>
      <text:p text:style-name="P1">Directions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3:27:57.824000000</meta:creation-date>
    <meta:print-date>2023-08-20T13:39:46.118000000</meta:print-date>
    <dc:date>2024-09-14T18:30:54.152967445</dc:date>
    <meta:editing-duration>PT15M27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2" meta:word-count="5" meta:character-count="54" meta:non-whitespace-character-count="51"/>
  </office:meta>
</office:document-meta>
</file>